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8360" officeooo:paragraph-rsid="000a8360"/>
    </style:style>
    <style:style style:name="P2" style:family="paragraph" style:parent-style-name="Standard">
      <style:paragraph-properties fo:text-align="center" style:justify-single-word="false"/>
      <style:text-properties officeooo:rsid="000a8360" officeooo:paragraph-rsid="000a8360"/>
    </style:style>
    <style:style style:name="P3" style:family="paragraph" style:parent-style-name="Standard">
      <style:text-properties fo:font-style="italic" officeooo:rsid="000a8360" officeooo:paragraph-rsid="000a8360" style:font-style-asian="italic" style:font-style-complex="italic"/>
    </style:style>
    <style:style style:name="P4" style:family="paragraph" style:parent-style-name="Standard">
      <style:text-properties officeooo:rsid="000bee76" officeooo:paragraph-rsid="000bee76"/>
    </style:style>
    <style:style style:name="P5" style:family="paragraph" style:parent-style-name="Standard">
      <style:text-properties officeooo:rsid="000c67b0" officeooo:paragraph-rsid="000c67b0"/>
    </style:style>
    <style:style style:name="P6" style:family="paragraph" style:parent-style-name="Standard">
      <style:text-properties officeooo:rsid="000c67b0" officeooo:paragraph-rsid="000dfb56"/>
    </style:style>
    <style:style style:name="P7" style:family="paragraph" style:parent-style-name="Standard">
      <style:text-properties officeooo:rsid="000dfb56" officeooo:paragraph-rsid="000dfb56"/>
    </style:style>
    <style:style style:name="P8" style:family="paragraph" style:parent-style-name="Standard">
      <style:text-properties officeooo:rsid="000fc513" officeooo:paragraph-rsid="000fc513"/>
    </style:style>
    <style:style style:name="P9" style:family="paragraph" style:parent-style-name="Standard">
      <style:text-properties officeooo:rsid="000fc513" officeooo:paragraph-rsid="00115dc1"/>
    </style:style>
    <style:style style:name="P10" style:family="paragraph" style:parent-style-name="Standard">
      <style:text-properties officeooo:rsid="00115dc1" officeooo:paragraph-rsid="00115dc1"/>
    </style:style>
    <style:style style:name="P11" style:family="paragraph" style:parent-style-name="Standard">
      <style:text-properties officeooo:rsid="00115dc1" officeooo:paragraph-rsid="0011a3e3"/>
    </style:style>
    <style:style style:name="P12" style:family="paragraph" style:parent-style-name="Standard">
      <style:text-properties officeooo:rsid="0011a3e3" officeooo:paragraph-rsid="0011a3e3"/>
    </style:style>
    <style:style style:name="P13" style:family="paragraph" style:parent-style-name="Standard">
      <style:text-properties officeooo:rsid="0011a3e3" officeooo:paragraph-rsid="0011f8fd"/>
    </style:style>
    <style:style style:name="P14" style:family="paragraph" style:parent-style-name="Standard">
      <style:text-properties officeooo:rsid="0011f8fd" officeooo:paragraph-rsid="0011f8fd"/>
    </style:style>
    <style:style style:name="P15" style:family="paragraph" style:parent-style-name="Standard">
      <style:text-properties officeooo:rsid="0011f8fd" officeooo:paragraph-rsid="00138ab5"/>
    </style:style>
    <style:style style:name="P16" style:family="paragraph" style:parent-style-name="Standard">
      <style:text-properties officeooo:rsid="00138ab5" officeooo:paragraph-rsid="00138ab5"/>
    </style:style>
    <style:style style:name="P17" style:family="paragraph" style:parent-style-name="Standard">
      <style:text-properties officeooo:rsid="00138ab5" officeooo:paragraph-rsid="00147eb6"/>
    </style:style>
    <style:style style:name="P18" style:family="paragraph" style:parent-style-name="Standard">
      <style:text-properties officeooo:rsid="00147eb6" officeooo:paragraph-rsid="00147eb6"/>
    </style:style>
    <style:style style:name="P19" style:family="paragraph" style:parent-style-name="Standard">
      <style:text-properties officeooo:rsid="00147eb6" officeooo:paragraph-rsid="0015d021"/>
    </style:style>
    <style:style style:name="P20" style:family="paragraph" style:parent-style-name="Standard">
      <style:text-properties officeooo:rsid="0015d021" officeooo:paragraph-rsid="0015d021"/>
    </style:style>
    <style:style style:name="P21" style:family="paragraph" style:parent-style-name="Standard">
      <style:text-properties officeooo:rsid="0015d021" officeooo:paragraph-rsid="0016faea"/>
    </style:style>
    <style:style style:name="P22" style:family="paragraph" style:parent-style-name="Standard">
      <style:text-properties officeooo:rsid="0016faea" officeooo:paragraph-rsid="0016faea"/>
    </style:style>
    <style:style style:name="T1" style:family="text">
      <style:text-properties officeooo:rsid="000bee76"/>
    </style:style>
    <style:style style:name="T2" style:family="text">
      <style:text-properties officeooo:rsid="000dfb56"/>
    </style:style>
    <style:style style:name="T3" style:family="text">
      <style:text-properties officeooo:rsid="000ec41b"/>
    </style:style>
    <style:style style:name="T4" style:family="text">
      <style:text-properties officeooo:rsid="00115dc1"/>
    </style:style>
    <style:style style:name="T5" style:family="text">
      <style:text-properties officeooo:rsid="0011a3e3"/>
    </style:style>
    <style:style style:name="T6" style:family="text">
      <style:text-properties officeooo:rsid="0011f8fd"/>
    </style:style>
    <style:style style:name="T7" style:family="text">
      <style:text-properties officeooo:rsid="00138ab5"/>
    </style:style>
    <style:style style:name="T8" style:family="text">
      <style:text-properties officeooo:rsid="00147eb6"/>
    </style:style>
    <style:style style:name="T9" style:family="text">
      <style:text-properties officeooo:rsid="0015d021"/>
    </style:style>
    <style:style style:name="T10" style:family="text">
      <style:text-properties officeooo:rsid="0016faea"/>
    </style:style>
    <style:style style:name="T11"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itional Logic as<text:line-break/>Symbolic Free Form Grammar</text:p>
      <text:p text:style-name="P2">by Sven Nilsen, 2019</text:p>
      <text:p text:style-name="P1"/>
      <text:p text:style-name="P3">In this paper I argue that propositional logic is isomorphic to <text:span text:style-name="T3">proving theorems</text:span> about the existence of symbols in <text:span text:style-name="T1">a free form grammar sentence. This gives an interpretation to logical theorem proving.</text:span></text:p>
      <text:p text:style-name="P1"/>
      <text:p text:style-name="P4">A language grammar is made up of rules such as:</text:p>
      <text:p text:style-name="P4"/>
      <text:p text:style-name="P4"><text:tab/>&lt;subject&gt; &lt;predicate&gt; &lt;object&gt;</text:p>
      <text:p text:style-name="P4"/>
      <text:p text:style-name="P4">For example:</text:p>
      <text:p text:style-name="P4"/>
      <text:p text:style-name="P4"><text:tab/>Alice sees Bob</text:p>
      <text:p text:style-name="P4"><text:tab/>Alice is_not_far_away_from Bob</text:p>
      <text:p text:style-name="P4"/>
      <text:p text:style-name="P4">If Alice sees Bob, then Alice is not far away from Bob. With other words, the meaning of one sentence might imply the meaning of another sentence, making inference possible.</text:p>
      <text:p text:style-name="P4"/>
      <text:p text:style-name="P4"><text:tab/>Alice sees Bob =&gt; Alice is_not_far_away_from Bob</text:p>
      <text:p text:style-name="P4"/>
      <text:p text:style-name="P4">However, instead of saying that one sentence implies the meaning of another sentence, one can express the full meaning as a single sentence:</text:p>
      <text:p text:style-name="P4"/>
      <text:p text:style-name="P4"><text:tab/>Alice sees ∧ is_not_far_away_from Bob</text:p>
      <text:p text:style-name="P4"/>
      <text:p text:style-name="P5">Such sentences have meaning because of Higher Order Operator Overloading. Two predicates that operate on the same input can be combined into a new predicate since the truth value of a predicate is boolean.</text:p>
      <text:p text:style-name="P5"/>
      <text:p text:style-name="P5"><text:tab/>s<text:span text:style-name="T1">ees : </text:span>subject ⨯ object → bool</text:p>
      <text:p text:style-name="P5"><text:tab/><text:span text:style-name="T1">is_not_far_away_from : </text:span>subject ⨯ object → bool</text:p>
      <text:p text:style-name="P5"/>
      <text:p text:style-name="P5"><text:tab/><text:span text:style-name="T1">sees ∧ is_not_far_away_from : </text:span>subject ⨯ object → bool =</text:p>
      <text:p text:style-name="P5"><text:tab/><text:tab/>\(s : subject, o : object) = sees(s, o) <text:span text:style-name="T1">∧ <text:s/>is_not_far_away_from</text:span>(s, o)</text:p>
      <text:p text:style-name="P5"/>
      <text:p text:style-name="P5">To distinguish between `Alice` as subject from `Alice` as object, one can create two <text:span text:style-name="T3">propositions</text:span>:</text:p>
      <text:p text:style-name="P5"/>
      <text:p text:style-name="P5"><text:tab/>alice_as_subject : <text:span text:style-name="T3">bool</text:span></text:p>
      <text:p text:style-name="P5"><text:tab/>alice_as_object : <text:span text:style-name="T3">bool</text:span></text:p>
      <text:p text:style-name="P5"/>
      <text:p text:style-name="P5">This makes the grammar invariant with respect to position, <text:span text:style-name="T2">a free form grammar, where propositions have a truth value defined to be the existence of a symbol within a sentence:</text:span></text:p>
      <text:p text:style-name="P5"/>
      <text:p text:style-name="P6"><text:tab/>alice_as_subject<text:span text:style-name="T2"> = ∃ sym : Sentence { sym = “alice_as_subject” }</text:span></text:p>
      <text:p text:style-name="P7"><text:soft-page-break/>If every sentence of the grammar of the sentence requires a subject, but does not permit more than one, one can assume the following (`⊻` means XOR) to prove that if not Alice is the subject, then Bob must be the subject:</text:p>
      <text:p text:style-name="P7"/>
      <text:p text:style-name="P7"><text:tab/>alice_as_subject ⊻ bob_as_subject</text:p>
      <text:p text:style-name="P7"><text:tab/>---------------------------------------------</text:p>
      <text:p text:style-name="P7"><text:tab/>¬alice_as_subject =&gt; bob_as_subject</text:p>
      <text:p text:style-name="P7"/>
      <text:p text:style-name="P7">Therefore, propositional logic is isomorphic <text:span text:style-name="T3">to proving theorems about the existence of symbols in a free form grammar sentence. Since the grammar is in free form, it is language independent. By encoding the grammar as logical axioms, one can use propositional logic to study which properties of a set of sentences depends on which parts of the grammar definition.</text:span></text:p>
      <text:p text:style-name="P7"/>
      <text:p text:style-name="P8">The two most important building blocks of type theory are product types and sum types:</text:p>
      <text:p text:style-name="P8"/>
      <text:p text:style-name="P8"><text:tab/><text:span text:style-name="T4">(x : </text:span>A<text:span text:style-name="T4">)</text:span> ⨯ <text:span text:style-name="T4">(y : </text:span>B<text:span text:style-name="T4">)</text:span><text:tab/><text:tab/><text:span text:style-name="T4">x</text:span> ∧ <text:span text:style-name="T4">y</text:span></text:p>
      <text:p text:style-name="P8"><text:tab/><text:span text:style-name="T4">(x : </text:span>A<text:span text:style-name="T4">)</text:span> + <text:span text:style-name="T4">(y : </text:span>B<text:span text:style-name="T4">)</text:span><text:tab/><text:tab/><text:span text:style-name="T4">x</text:span> ⊻ <text:span text:style-name="T4">y</text:span></text:p>
      <text:p text:style-name="P8"/>
      <text:p text:style-name="P8">These two building blocks corresponds to logical AND and logical XOR <text:span text:style-name="T4">of the variables</text:span>.</text:p>
      <text:p text:style-name="P8"/>
      <text:p text:style-name="P8">For example, <text:span text:style-name="T4">when defining a struct in Rust, one takes the product of two types</text:span>:</text:p>
      <text:p text:style-name="P8"/>
      <text:p text:style-name="P9"><text:tab/>struct Person { first_name : str, last_name : str }<text:tab/><text:span text:style-name="T4">=&gt;<text:tab/>str </text:span>⨯ <text:span text:style-name="T4">str</text:span></text:p>
      <text:p text:style-name="P9"/>
      <text:p text:style-name="P9"><text:tab/><text:span text:style-name="T4">Person { first_name: “Alice”, last_name: “Albertson” }</text:span></text:p>
      <text:p text:style-name="P9"/>
      <text:p text:style-name="P9"><text:tab/><text:span text:style-name="T4">alice_as_person_first_name </text:span>∧ <text:span text:style-name="T4">albertson_as_person_last_name</text:span></text:p>
      <text:p text:style-name="P8"/>
      <text:p text:style-name="P10">For example, when defining an enum in Rust, one takes the sum of two types:</text:p>
      <text:p text:style-name="P10"/>
      <text:p text:style-name="P10"><text:tab/>enum <text:span text:style-name="T5">Option&lt;T&gt;</text:span> { <text:span text:style-name="T5">None</text:span>, <text:span text:style-name="T5">Some(T)</text:span> }<text:tab/><text:tab/>=&gt; <text:tab/><text:span text:style-name="T5">None + Some(T)</text:span></text:p>
      <text:p text:style-name="P10"/>
      <text:p text:style-name="P10"><text:tab/><text:span text:style-name="T5">Option&lt;bool&gt;<text:tab/><text:tab/><text:tab/><text:tab/><text:tab/><text:tab/>=&gt;<text:tab/>None + Some(false) + Some(true)</text:span></text:p>
      <text:p text:style-name="P10"/>
      <text:p text:style-name="P11"><text:tab/><text:span text:style-name="T5">none ⊻ some_false ⊻ some_true</text:span></text:p>
      <text:p text:style-name="P11"/>
      <text:p text:style-name="P12"><text:span text:style-name="T6">One can create more complex data structures from previously defined data structures</text:span>:</text:p>
      <text:p text:style-name="P12"/>
      <text:p text:style-name="P12"><text:tab/>struct Alive { person : Person, status: Option&lt;bool&gt; }</text:p>
      <text:p text:style-name="P12"/>
      <text:p text:style-name="P13"><text:tab/>Alive {</text:p>
      <text:p text:style-name="P13"><text:tab/><text:tab/>person: <text:span text:style-name="T4">Person { first_name: “Alice”, last_name: “Albertson” }, </text:span></text:p>
      <text:p text:style-name="P13"><text:tab/><text:tab/><text:span text:style-name="T6">status: Some(true)</text:span></text:p>
      <text:p text:style-name="P13"><text:tab/><text:span text:style-name="T6">}</text:span></text:p>
      <text:p text:style-name="P13"/>
      <text:p text:style-name="P13"><text:tab/><text:span text:style-name="T6">(alice_as_alive_person_first_name ∧ albertson_as_alive_person_last_name) ∧ <text:tab/>some_true_as_alive_status</text:span></text:p>
      <text:p text:style-name="P13"/>
      <text:p text:style-name="P16">A concrete variable is a sentence where propositions about existence of symbols are joined by `<text:span text:style-name="T6">∧</text:span>`.</text:p>
      <text:p text:style-name="P14"><text:soft-page-break/>Now, I will show that this can be <text:span text:style-name="T7">generalized</text:span> to prove things about sub-types.</text:p>
      <text:p text:style-name="P14"/>
      <text:p text:style-name="P14">Assume that <text:span text:style-name="T7">there is a sub-type:</text:span></text:p>
      <text:p text:style-name="P14"/>
      <text:p text:style-name="P14"><text:tab/><text:span text:style-name="T7">x : ([first_name] “Alice” ∨ [first_name] “Bob”) ∧ [last_name] “Albertson”</text:span></text:p>
      <text:p text:style-name="P14"/>
      <text:p text:style-name="P16">Writing it in another form:</text:p>
      <text:p text:style-name="P14"/>
      <text:p text:style-name="P15"><text:tab/><text:span text:style-name="T7">x := Person { first_name: “Alice” | “Bob”, last_name: “Albertson” }</text:span></text:p>
      <text:p text:style-name="P15"/>
      <text:p text:style-name="P15"><text:tab/><text:span text:style-name="T7">(alice_as_person_first_name ⊻ bob_as_person_first_name) ∧ albertson_as_person_last_name</text:span></text:p>
      <text:p text:style-name="P15"/>
      <text:p text:style-name="P17">A sub-type <text:span text:style-name="T8">is a sentence where propositions about existence of symbols are joined by `</text:span>∧<text:span text:style-name="T8">` and `</text:span>⊻<text:span text:style-name="T8">`.</text:span></text:p>
      <text:p text:style-name="P17"/>
      <text:p text:style-name="P19">The XOR operator `<text:span text:style-name="T7">⊻</text:span>` assumes that the two arguments are exclusive. <text:span text:style-name="T9">This might lead to unsoundness if a symbol is reused across multiple contexts.</text:span></text:p>
      <text:p text:style-name="P19"/>
      <text:p text:style-name="P19"><text:span text:style-name="T9">To avoid this, one must make sure that a term `a` that occurs in both parts is joined by a term that is different in the two parts, `b` and `c`:</text:span></text:p>
      <text:p text:style-name="P18"/>
      <text:p text:style-name="P19"><text:tab/><text:span text:style-name="T9">a ∧ b <text:s/>⊻ <text:s/>a ∧ c</text:span></text:p>
      <text:p text:style-name="P19"/>
      <text:p text:style-name="P20">The above can be written:</text:p>
      <text:p text:style-name="P19"/>
      <text:p text:style-name="P19"><text:tab/><text:span text:style-name="T9">a ∧ (b ⊻ c)</text:span></text:p>
      <text:p text:style-name="P19"/>
      <text:p text:style-name="P20">This is the reason that safe sum types, such as `enum` in Rust, uses a symbol to identify the variant.</text:p>
      <text:p text:style-name="P20"/>
      <text:p text:style-name="P20">Now, take a closer look at the following sub-type:</text:p>
      <text:p text:style-name="P20"/>
      <text:p text:style-name="P20"><text:tab/><text:span text:style-name="T7">x : [first_name] “Alice” ∨ [first_name] “Bob”</text:span></text:p>
      <text:p text:style-name="P20"/>
      <text:p text:style-name="P20">The OR operator `<text:span text:style-name="T7">∨</text:span>` here means <text:span text:style-name="T10">a Higher Order Operator Overloading of two lambda/closures:</text:span></text:p>
      <text:p text:style-name="P20"/>
      <text:p text:style-name="P21"><text:tab/><text:span text:style-name="T7">[first_name] “Alice” := \(x : Person) = x.first_name == “Alice”</text:span></text:p>
      <text:p text:style-name="P21"><text:tab/><text:span text:style-name="T7">[first_name] “Bob” := \(x : Person) = x.first_name == “Bob”</text:span></text:p>
      <text:p text:style-name="P21"/>
      <text:p text:style-name="P21"><text:tab/><text:span text:style-name="T7">[first_name] “Alice” ∨ [first_name] “Bob” :=</text:span></text:p>
      <text:p text:style-name="P21"><text:tab/><text:tab/><text:span text:style-name="T10">\(x : Person) = (x.first_name == “Alice”) ∨ (x.first_name == “Bob”)</text:span></text:p>
      <text:p text:style-name="P21"/>
      <text:p text:style-name="P22">However, in the propositional free form grammar the XOR operator `<text:span text:style-name="T7">⊻</text:span>` is used:</text:p>
      <text:p text:style-name="P22"/>
      <text:p text:style-name="P22"><text:tab/> <text:span text:style-name="T7">alice_as_person_first_name ⊻ bob_as_person_first_name</text:span></text:p>
      <text:p text:style-name="P22"/>
      <text:p text:style-name="P22">The reason for this is that the function `first_name` can only return one value for each input. Since it returns “Alice” for one input `x<text:span text:style-name="T11">0</text:span>` and “Bob” for another input `x<text:span text:style-name="T11">1</text:span>`, it means that `x<text:span text:style-name="T11">0</text:span> ¬= x<text:span text:style-name="T11">1</text:span>`. This constraint needs to be encoded in propositional logic explicitly, by using `<text:span text:style-name="T7">⊻</text:span>` instead of `<text:span text:style-name="T7">∨</text:span>`. For every input which a function returns something, the sub-type can be written as propositions joined by `<text:span text:style-name="T7">⊻</text:span>`, therefore a finite sub-type can be translated into free form grammar, which is propositional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46:59.638818000</meta:creation-date>
    <dc:date>2019-03-10T10:57:41.970272000</dc:date>
    <meta:editing-duration>P0D</meta:editing-duration>
    <meta:editing-cycles>1</meta:editing-cycles>
    <meta:document-statistic meta:table-count="0" meta:image-count="0" meta:object-count="0" meta:page-count="3" meta:paragraph-count="70" meta:word-count="878" meta:character-count="5404" meta:non-whitespace-character-count="4537"/>
    <meta:generator>LibreOffice/5.1.2.2$MacOSX_X86_64 LibreOffice_project/d3bf12ecb743fc0d20e0be0c58ca359301eb705f</meta:generator>
  </office:meta>
</office:document-meta>
</file>